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f C (pf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]*0.000000000001" office:value-type="float" office:value="0.000000000001" calcext:value-type="float">
            <text:p>1E-012</text:p>
          </table:table-cell>
        </table:table-row>
        <table:table-row table:style-name="ro1">
          <table:table-cell office:value-type="string" calcext:value-type="string">
            <text:p>Ref I (uA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2]*0.000001" office:value-type="float" office:value="0.000016" calcext:value-type="float">
            <text:p>0.000016</text:p>
          </table:table-cell>
        </table:table-row>
        <table:table-row table:style-name="ro1">
          <table:table-cell office:value-type="string" calcext:value-type="string">
            <text:p>Ref dV (mV)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B3]*0.001" office:value-type="float" office:value="0.43" calcext:value-type="float">
            <text:p>0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 F MHz</text:p>
          </table:table-cell>
          <table:table-cell table:number-columns-repeated="2"/>
          <table:table-cell table:formula="of:=([.D2]/(2*[.D1]*[.D3]))/1000000" office:value-type="float" office:value="18.6046511627907" calcext:value-type="float">
            <text:p>18.60465116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 C (pf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7]*0.000000000001" office:value-type="float" office:value="0.00000000002" calcext:value-type="float">
            <text:p>2E-011</text:p>
          </table:table-cell>
        </table:table-row>
        <table:table-row table:style-name="ro1">
          <table:table-cell office:value-type="string" calcext:value-type="string">
            <text:p>Ext I (uA)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8]*0.000001" office:value-type="float" office:value="0.000008" calcext:value-type="float">
            <text:p>0.000008</text:p>
          </table:table-cell>
        </table:table-row>
        <table:table-row table:style-name="ro1">
          <table:table-cell office:value-type="string" calcext:value-type="string">
            <text:p>Ext dV (mV)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B9]*0.001" office:value-type="float" office:value="0.43" calcext:value-type="float">
            <text:p>0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 F MHz</text:p>
          </table:table-cell>
          <table:table-cell table:number-columns-repeated="2"/>
          <table:table-cell table:formula="of:=([.D8]/(2*[.D7]*[.D9]))/1000000" office:value-type="float" office:value="0.465116279069767" calcext:value-type="float">
            <text:p>0.465116279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an cou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d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a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pling T (uS)</text:p>
          </table:table-cell>
          <table:table-cell table:formula="of:=([.B15]*[.B13])/[.D11]" office:value-type="float" office:value="68.8" calcext:value-type="float">
            <text:p>6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ing F</text:p>
          </table:table-cell>
          <table:table-cell table:formula="of:=1000000/[.B17]" office:value-type="float" office:value="14534.8837209302" calcext:value-type="float">
            <text:p>14534.88372093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06:29.032164425</meta:creation-date>
    <dc:date>2016-09-17T20:17:05.189700415</dc:date>
    <meta:editing-duration>PT2M34S</meta:editing-duration>
    <meta:editing-cycles>4</meta:editing-cycles>
    <meta:generator>LibreOffice/4.2.8.2$Linux_X86_64 LibreOffice_project/420m0$Build-2</meta:generator>
    <meta:document-statistic meta:table-count="1" meta:cell-count="32" meta:object-count="0"/>
  </office:meta>
</office:document-meta>
</file>